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Mono L" svg:font-family="'Nimbus Mono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11.594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md2odp-TextEmphasisStyle" style:family="text" style:display-name="md2odp-TextEmphasisStyle">
      <style:text-properties fo:font-style="italic"/>
    </style:style>
    <style:style style:name="md2odp-TextDoubleEmphasisStyle" style:family="text" style:display-name="md2odp-TextDoubleEmphasisStyle">
      <style:text-properties fo:font-weight="bold"/>
    </style:style>
    <style:style style:name="md2odp-TextQuoteStyle" style:family="text" style:display-name="md2odp-TextQuoteStyle">
      <style:text-properties fo:color="#ccf4c6" fo:font-size="200%"/>
    </style:style>
    <style:style style:name="md2odp-TextCodeStyle" style:family="text" style:display-name="md2odp-TextCodeStyle">
      <style:text-properties style:font-name="Nimbus Mono L"/>
    </style:style>
    <style:style style:name="md2odp-ParagraphQuoteStyle" style:family="paragraph" style:display-name="md2odp-ParagraphQuoteStyle">
      <style:text-properties fo:color="#18a303"/>
      <style:paragraph-properties fo:margin-top="0.6cm" fo:margin-left="0.5cm" fo:margin-right="0.5cm" fo:text-indent="-0.6cm" fo:margin-bottom="0.5cm"/>
    </style:style>
    <style:style style:name="md2odp-ParagraphCodeStyle" style:family="paragraph" style:display-name="md2odp-ParagraphCodeStyle">
      <style:text-properties style:font-name="Nimbus Mono L"/>
      <style:paragraph-properties fo:margin-top="0.6cm" fo:margin-left="0.5cm" fo:margin-right="0.5cm" fo:text-indent="0cm" fo:margin-bottom="0.6cm"/>
    </style:style>
    <style:style style:name="md2odp-ImageStyle" style:family="graphic" style:display-name="md2odp-ImageStyle">
      <style:graphic-properties draw:textarea-horizontal-align="right" fo:fille="none" draw:textarea-vertical-align="bottom" draw:stroke="none"/>
    </style:style>
    <style:style style:name="md2odp-OutlineText" style:family="presentation" style:display-name="md2odp-OutlineText" style:parent-style-name="Predefinito-outline1">
      <style:graphic-properties draw:fit-to-size="shrink-to-fit"/>
    </style:style>
    <style:style style:name="md2odp-TitleText" style:family="presentation" style:display-name="md2odp-TitleText" style:parent-style-name="Predefinito-title">
      <style:graphic-properties draw:auto-grow-height="true"/>
    </style:style>
    <style:style style:name="md2odp-BreakTitleText" style:family="presentation" style:display-name="md2odp-BreakTitleText" style:parent-style-name="PrimaSlide-title">
      <style:graphic-properties draw:auto-grow-height="true"/>
    </style:style>
    <text:list-style style:name="OutlineListStyle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md2odp-TColor888888" style:family="text" style:display-name="md2odp-TColor888888">
      <style:text-properties fo:color="#888888"/>
    </style:style>
    <style:style style:name="md2odp-TColor0044DD" style:family="text" style:display-name="md2odp-TColor0044DD">
      <style:text-properties fo:color="#0044DD"/>
    </style:style>
    <style:style style:name="md2odp-TColorA0A000" style:family="text" style:display-name="md2odp-TColorA0A000">
      <style:text-properties fo:color="#A0A000"/>
    </style:style>
    <style:style style:name="md2odp-TColorBB6622" style:family="text" style:display-name="md2odp-TColorBB6622">
      <style:text-properties fo:color="#BB6622"/>
    </style:style>
    <style:style style:name="md2odp-TColor880000" style:family="text" style:display-name="md2odp-TColor880000">
      <style:text-properties fo:color="#880000"/>
    </style:style>
    <style:style style:name="md2odp-TColor999999" style:family="text" style:display-name="md2odp-TColor999999">
      <style:text-properties fo:color="#999999"/>
    </style:style>
    <style:style style:name="md2odp-TColorA00000" style:family="text" style:display-name="md2odp-TColorA00000">
      <style:text-properties fo:color="#A00000"/>
    </style:style>
    <style:style style:name="md2odp-TColorFF0000" style:family="text" style:display-name="md2odp-TColorFF0000">
      <style:text-properties fo:color="#FF0000"/>
    </style:style>
    <style:style style:name="md2odp-TColor800080" style:family="text" style:display-name="md2odp-TColor800080">
      <style:text-properties fo:color="#800080"/>
    </style:style>
    <style:style style:name="md2odp-TColor00BB00" style:family="text" style:display-name="md2odp-TColor00BB00">
      <style:text-properties fo:color="#00BB00"/>
    </style:style>
    <style:style style:name="md2odp-TColor00A000" style:family="text" style:display-name="md2odp-TColor00A000">
      <style:text-properties fo:color="#00A000"/>
    </style:style>
    <style:style style:name="md2odp-TColorbbbbbb" style:family="text" style:display-name="md2odp-TColorbbbbbb">
      <style:text-properties fo:color="#bbbbbb"/>
    </style:style>
    <style:style style:name="md2odp-TColorB8860B" style:family="text" style:display-name="md2odp-TColorB8860B">
      <style:text-properties fo:color="#B8860B"/>
    </style:style>
    <style:style style:name="md2odp-TColor008800" style:family="text" style:display-name="md2odp-TColor008800">
      <style:text-properties fo:color="#008800"/>
    </style:style>
    <style:style style:name="md2odp-TItalic" style:family="text" style:display-name="md2odp-TItalic">
      <style:text-properties fo:font-style="italic"/>
    </style:style>
    <style:style style:name="md2odp-TColor0000FF" style:family="text" style:display-name="md2odp-TColor0000FF">
      <style:text-properties fo:color="#0000FF"/>
    </style:style>
    <style:style style:name="md2odp-TColor000080" style:family="text" style:display-name="md2odp-TColor000080">
      <style:text-properties fo:color="#000080"/>
    </style:style>
    <style:style style:name="md2odp-TColor008000" style:family="text" style:display-name="md2odp-TColor008000">
      <style:text-properties fo:color="#008000"/>
    </style:style>
    <style:style style:name="md2odp-TColorBB4444" style:family="text" style:display-name="md2odp-TColorBB4444">
      <style:text-properties fo:color="#BB4444"/>
    </style:style>
    <style:style style:name="md2odp-TColor666666" style:family="text" style:display-name="md2odp-TColor666666">
      <style:text-properties fo:color="#666666"/>
    </style:style>
    <style:style style:name="md2odp-TColorD2413A" style:family="text" style:display-name="md2odp-TColorD2413A">
      <style:text-properties fo:color="#D2413A"/>
    </style:style>
    <style:style style:name="md2odp-TColorBB6688" style:family="text" style:display-name="md2odp-TColorBB6688">
      <style:text-properties fo:color="#BB6688"/>
    </style:style>
    <style:style style:name="md2odp-TColorAA22FF" style:family="text" style:display-name="md2odp-TColorAA22FF">
      <style:text-properties fo:color="#AA22FF"/>
    </style:style>
    <style:style style:name="md2odp-TBold" style:family="text" style:display-name="md2odp-TBold">
      <style:text-properties fo:font-weight="bold"/>
    </style: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2" draw:layer="layout" svg:width="25.199cm" svg:height="11.594cm" svg:x="1.4cm" svg:y="0.422cm" presentation:class="title" presentation:user-transformed="true">
          <draw:text-box>
            <text:p text:style-name="P1"><text:line-break/><text:line-break/><text:line-break/><text:line-break/>Guida allo sviluppo collaborativo<text:line-break/><text:span text:style-name="T1">Riccardo Magliocchet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id="page1" draw:name="whoam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hoam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Free software developer</text:span></text:span></text:p>
            <text:list text:style-name="OutlineListStyle">
              <text:list-item>
                <text:p><text:span>Maintainer: django-admin-bootstrapped, bootchart2</text:span></text:p>
              </text:list-item>
              <text:list-item>
                <text:p><text:span>contributore: uwsgi, LibreOffice</text:span></text:p>
              </text:list-item>
            </text:list>
          </draw:text-box>
        </draw:frame>
      </draw:page>
      <draw:page draw:id="page1" draw:name="Oggi parliamo di Free Softwar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Oggi parliamo di Free Softwar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Libertà di:</text:span></text:span></text:p>
            <text:list text:style-name="OutlineListStyle">
              <text:list-item>
                <text:p><text:span>eseguire</text:span></text:p>
              </text:list-item>
              <text:list-item>
                <text:p><text:span>studiare e modificare</text:span></text:p>
              </text:list-item>
              <text:list-item>
                <text:p><text:span>ridistribuire l'originale</text:span></text:p>
              </text:list-item>
              <text:list-item>
                <text:p><text:span>ridistribuire le mie modifiche</text:span></text:p>
              </text:list-item>
            </text:list>
          </draw:text-box>
        </draw:frame>
      </draw:page>
      <draw:page draw:id="page1" draw:name="Mani avant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Mani avant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Free Software </text:span><text:span>!= Supporto gratuito</text:span></text:span></text:p>
            <text:p><text:span><text:span>Nessuna garanzia :)</text:span></text:span></text:p>
          </draw:text-box>
        </draw:frame>
      </draw:page>
      <draw:page draw:id="page1" draw:name="Come sono sviluppati i progetti?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Come sono sviluppati i progetti?</text:span></text:p>
          </draw:text-box>
        </draw:frame>
      </draw:page>
      <draw:page draw:id="page1" draw:name="Linux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Linux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gerarchia: dev -&gt; maintainers -&gt; Linus</text:span></text:p>
              </text:list-item>
              <text:list-item>
                <text:p><text:span>review: mailing list</text:span></text:p>
              </text:list-item>
              <text:list-item>
                <text:p><text:span>bugs: mailing list, bugzilla</text:span></text:p>
              </text:list-item>
              <text:list-item>
                <text:p><text:span>sviluppo: master + feature freeze</text:span></text:p>
              </text:list-item>
              <text:list-item>
                <text:p><text:span>rilasci: ogni 2 mesi</text:span></text:p>
              </text:list-item>
              <text:list-item>
                <text:p><text:span>installazioni: miliardi</text:span></text:p>
              </text:list-item>
              <text:list-item>
                <text:p><text:span>sviluppatore tipo: pagato</text:span></text:p>
              </text:list-item>
            </text:list>
          </draw:text-box>
        </draw:frame>
      </draw:page>
      <draw:page draw:id="page1" draw:name="LibreOffic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LibreOffic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gerarchia: orizzontale</text:span></text:p>
              </text:list-item>
              <text:list-item>
                <text:p><text:span>review: gerrit</text:span></text:p>
              </text:list-item>
              <text:list-item>
                <text:p><text:span>bugs: bugzilla</text:span></text:p>
              </text:list-item>
              <text:list-item>
                <text:p><text:span>sviluppo: master -&gt; freeze -&gt; branch</text:span></text:p>
              </text:list-item>
              <text:list-item>
                <text:p><text:span>rilasci: 6 mesi</text:span></text:p>
              </text:list-item>
              <text:list-item>
                <text:p><text:span>installazioni: milioni</text:span></text:p>
              </text:list-item>
              <text:list-item>
                <text:p><text:span>sviluppatore tipo: pagato</text:span></text:p>
              </text:list-item>
            </text:list>
          </draw:text-box>
        </draw:frame>
      </draw:page>
      <draw:page draw:id="page1" draw:name="django-admin-bootstrapped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django-admin-bootstrapped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gerarchia: nessuna</text:span></text:p>
              </text:list-item>
              <text:list-item>
                <text:p><text:span>review: github</text:span></text:p>
              </text:list-item>
              <text:list-item>
                <text:p><text:span>bugs: github</text:span></text:p>
              </text:list-item>
              <text:list-item>
                <text:p><text:span>sviluppo: master</text:span></text:p>
              </text:list-item>
              <text:list-item>
                <text:p><text:span>rilasci: quando serve</text:span></text:p>
              </text:list-item>
              <text:list-item>
                <text:p><text:span>installazioni: migliaia</text:span></text:p>
              </text:list-item>
              <text:list-item>
                <text:p><text:span>sviluppatore tipo: volontario</text:span></text:p>
              </text:list-item>
            </text:list>
          </draw:text-box>
        </draw:frame>
      </draw:page>
      <draw:page draw:id="page1" draw:name="Doocrac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Doocrac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Chi fa decide (di solito)</text:span></text:span></text:p>
            <text:p><text:span><text:span>Come si dirimono le questioni? Buonsenso?</text:span></text:span></text:p>
          </draw:text-box>
        </draw:frame>
      </draw:page>
      <draw:page draw:id="page1" draw:name="Questioni non tecnich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Questioni non tecnich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"Noi siamo a guardia della legge che vogliamo immutabile, scolpita nel tempo." (cit.)</text:span></text:span></text:p>
            <text:list text:style-name="OutlineListStyle">
              <text:list-item>
                <text:p><text:span>OpenOffice.org vs LibreOffice</text:span></text:p>
              </text:list-item>
              <text:list-item>
                <text:p><text:span>node.js vs io.js</text:span></text:p>
              </text:list-item>
            </text:list>
          </draw:text-box>
        </draw:frame>
      </draw:page>
      <draw:page draw:id="page1" draw:name="node.js vs io.js in numer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node.js vs io.js in numer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(img/commit-nodejs.png)</text:span></text:span></text:p>
            <text:p><text:span><text:span>(img/commit-iojs.png)</text:span></text:span></text:p>
          </draw:text-box>
        </draw:frame>
      </draw:page>
      <draw:page draw:id="page1" draw:name="Come si collabora in pratica?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Come si collabora in pratica?</text:span></text:p>
          </draw:text-box>
        </draw:frame>
      </draw:page>
      <draw:page draw:id="page1" draw:name="Strumenti: mailing list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Strumenti: mailing list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Discussione su $qualcosa riguardante il $topic</text:span></text:span></text:p>
            <text:p><text:span><text:span>Aiutati a farti aiutare:</text:span></text:span></text:p>
            <text:list text:style-name="OutlineListStyle">
              <text:list-item>
                <text:p><text:span>più contesto possibile</text:span></text:p>
              </text:list-item>
              <text:list-item>
                <text:p><text:span>netiquette</text:span></text:p>
              </text:list-item>
            </text:list>
          </draw:text-box>
        </draw:frame>
      </draw:page>
      <draw:page draw:id="page1" draw:name="Strumenti: bug tracker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Strumenti: bug tracker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PREREQUISITI:</text:span></text:span></text:p>
            <text:list text:style-name="OutlineListStyle">
              <text:list-item>
                <text:p><text:span>ho idea di cosa sto facendo</text:span></text:p>
              </text:list-item>
              <text:list-item>
                <text:p><text:span text:style-name="md2odp-TextDoubleEmphasisStyle"><text:span>NON</text:span></text:span><text:span> è lo strumento per il supporto</text:span></text:p>
              </text:list-item>
            </text:list>
            <text:p><text:span><text:span>USARE SE:</text:span></text:span></text:p>
            <text:list text:style-name="OutlineListStyle">
              <text:list-item>
                <text:p><text:span>ho trovato un bug</text:span></text:p>
              </text:list-item>
              <text:list-item>
                <text:p><text:span>c'è qualcosa che potrebbe essere fatto meglio</text:span></text:p>
              </text:list-item>
            </text:list>
          </draw:text-box>
        </draw:frame>
      </draw:page>
      <draw:page draw:id="page1" draw:name="Strumenti: irc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Strumenti: irc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supporto, discussioni, socialità :)</text:span></text:span></text:p>
          </draw:text-box>
        </draw:frame>
      </draw:page>
      <draw:page draw:id="page1" draw:name="Strumenti: stack overflow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Strumenti: stack overflow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 text:style-name="md2odp-TextDoubleEmphasisStyle"><text:span>NON</text:span></text:span><text:span> ho idea di cosa sto facendo</text:span></text:p>
              </text:list-item>
              <text:list-item>
                <text:p><text:span>cerco una consulenza gratuita</text:span></text:p>
              </text:list-item>
            </text:list>
          </draw:text-box>
        </draw:frame>
      </draw:page>
      <draw:page draw:id="page1" draw:name="A chi appartiene il futuro?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 chi appartiene il futuro?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(img/thefuture.jpg)</text:span></text:span></text:p>
            <text:p><text:span><text:span>Stephanie Vacher CC BY-NC-ND 2.0</text:span></text:span></text:p>
          </draw:text-box>
        </draw:frame>
      </draw:page>
      <draw:page draw:id="page1" draw:name="Contribuir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Contribuir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Barriere di ingresso: Linux vs LibreOffice</text:span></text:span></text:p>
            <text:p><text:span><text:span>Non solo codice: bug triaging, documentazione</text:span></text:span></text:p>
            <text:p><text:span><text:span>FYI Roma non è stata fatta in un giorno</text:span></text:span></text:p>
          </draw:text-box>
        </draw:frame>
      </draw:page>
      <draw:page draw:id="page1" draw:name="Bug reporting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Bug reporting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Cosa ho fatto</text:span></text:p>
              </text:list-item>
              <text:list-item>
                <text:p><text:span>Cosa è successo</text:span></text:p>
              </text:list-item>
              <text:list-item>
                <text:p><text:span>Cosa mi sarei aspettato</text:span></text:p>
              </text:list-item>
              <text:list-item>
                <text:p><text:span>Step per riprodurre</text:span></text:p>
              </text:list-item>
            </text:list>
          </draw:text-box>
        </draw:frame>
      </draw:page>
      <draw:page draw:id="page1" draw:name="Feature request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Feature request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Senza patch o analisi approfondita</text:span></text:span></text:p>
            <text:p><text:span><text:span>(img/umarell.jpg)</text:span></text:span></text:p>
            <text:p><text:span><text:span>Stefano Petroni CC BY-NC-ND 2.0</text:span></text:span></text:p>
          </draw:text-box>
        </draw:frame>
      </draw:page>
      <draw:page draw:id="page1" draw:name="Contribuire codice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Contribuire codice</text:span></text:p>
          </draw:text-box>
        </draw:frame>
      </draw:page>
      <draw:page draw:id="page1" draw:name="Accettare i falliment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ccettare i falliment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(img/nope.jpg)</text:span></text:span></text:p>
            <text:p><text:span><text:span>Scott Beale CC BY-NC-ND 2.0</text:span></text:span></text:p>
          </draw:text-box>
        </draw:frame>
      </draw:page>
      <draw:page draw:id="page1" draw:name="Persister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Persister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(img/overlay-pullreq.png)</text:span></text:span></text:p>
          </draw:text-box>
        </draw:frame>
      </draw:page>
      <draw:page draw:id="page1" draw:name="Commit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Commit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Un commit per cambiamento "logico"</text:span></text:p>
              </text:list-item>
              <text:list-item>
                <text:p><text:span>Non mischiare bugfix e cleanup</text:span></text:p>
              </text:list-item>
              <text:list-item>
                <text:p><text:span>performance? numeri</text:span><text:span>!</text:span></text:p>
              </text:list-item>
              <text:list-item>
                <text:p><text:span>reference a discussioni e bug</text:span></text:p>
              </text:list-item>
            </text:list>
          </draw:text-box>
        </draw:frame>
      </draw:page>
      <draw:page draw:id="page1" draw:name="Commit do: Linux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Commit do: Linux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(img/commit-do-1.png)</text:span></text:span></text:p>
          </draw:text-box>
        </draw:frame>
      </draw:page>
      <draw:page draw:id="page1" draw:name="Commit do: bootchart2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Commit do: bootchart2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(img/commit-do-2.png)</text:span></text:span></text:p>
          </draw:text-box>
        </draw:frame>
      </draw:page>
      <draw:page draw:id="page1" draw:name="Commit don't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Commit don't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(img/commit-dont-1.png)</text:span></text:span></text:p>
          </draw:text-box>
        </draw:frame>
      </draw:page>
      <draw:page draw:id="page1" draw:name="Commit don't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Commit don't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(img/commit-dont-2.png)</text:span></text:span></text:p>
          </draw:text-box>
        </draw:frame>
      </draw:page>
      <draw:page draw:id="page1" draw:name="Pull request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Pull request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1 pull request </text:span><text:span>~= 1 feature</text:span></text:span></text:p>
            <text:list text:style-name="OutlineListStyle">
              <text:list-item>
                <text:p><text:span>Usate, scrivete, aggiornate i test</text:span></text:p>
              </text:list-item>
              <text:list-item>
                <text:p><text:span>Usate eventuali tool di linting (se richiesti dal progetto)</text:span></text:p>
              </text:list-item>
            </text:list>
          </draw:text-box>
        </draw:frame>
      </draw:page>
      <draw:page draw:id="page1" draw:name="Pull request do: django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Pull request do: django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(img/django-pullreq-do.png)</text:span></text:span></text:p>
          </draw:text-box>
        </draw:frame>
      </draw:page>
      <draw:page draw:id="page1" draw:name="Pull request don't: bootchart2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Pull request don't: bootchart2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(img/bootchart2-pullreq-dont.png)</text:span></text:span></text:p>
          </draw:text-box>
        </draw:frame>
      </draw:page>
      <draw:page draw:id="page1" draw:name="Code review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Code review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Non siamo il nostro codice, accettiamo le critiche</text:span><text:span>!</text:span></text:span></text:p>
          </draw:text-box>
        </draw:frame>
      </draw:page>
      <draw:page draw:id="page1" draw:name="Git to the rescu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Git to the rescu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# sistemare ultimo commit</text:span><text:line-break/><text:span>git commit --amend</text:span><text:line-break/><text:span/><text:line-break/><text:span># lavorare sempre su un branch!</text:span><text:line-break/><text:span># pick, edit, squash, shuffle</text:span><text:line-break/><text:span>git rebase --interactive $branch</text:span><text:line-break/><text:span/><text:line-break/><text:span># riscrivo la history</text:span><text:line-break/><text:span>git push -f</text:span><text:line-break/><text:span/><text:line-break/><text:span># butto via tutto quello fatto dopo $sha1</text:span><text:line-break/><text:span>git reset --hard $sha1</text:span></text:p>
          </draw:text-box>
        </draw:frame>
      </draw:page>
      <draw:page draw:id="page1" draw:name="FLOSS al lavoro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FLOSS al lavoro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Upstream first</text:span><text:span>! (o almeno provateci)</text:span></text:span></text:p>
            <text:p><text:span><text:span>"It's the duty of all Free Software developers to steal as much time as they can from their employers for software freedom."</text:span></text:span></text:p>
            <text:p><text:span><text:span>Jeremy Allison</text:span></text:span></text:p>
          </draw:text-box>
        </draw:frame>
      </draw:page>
      <draw:page draw:id="page1" draw:name="Happy Hacking :)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Happy Hacking :)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Riccardo Magliocchetti</text:span></text:span></text:p>
            <text:p><text:span><text:span>riccardo@menodizero.it</text:span></text:span></text:p>
            <text:p><text:span><text:span>@rmistaken</text:span></text:span></text:p>
            <text:p><text:span><text:a xlink:href="http://menodizero.it">http://menodizero.it</text:a></text:span></text:p>
            <text:p><text:span><text:a xlink:href="https://github.com/xrmx">https://github.com/xrmx</text:a></text:span></text:p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font-name="Oxygen-Sans2" fo:font-family="Oxygen-Sans" style:font-style-name="Sans-Book" style:font-family-generic="swiss" style:font-pitch="variable" style:letter-kerning="true"/>
    </style:style>
    <style:style style:name="Predefinito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aSlid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ima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a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aSlide-outline1" style:family="presentation">
      <style:graphic-properties draw:stroke="none" draw:fill="none" draw:auto-grow-height="false" draw:fit-to-size="shrink-to-fit">
        <text:list-style style:name="Prima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outline2" style:family="presentation" style:parent-style-name="PrimaSlide-outline1">
      <style:paragraph-properties fo:margin-top="0cm" fo:margin-bottom="0.4cm"/>
      <style:text-properties fo:font-size="28pt" style:font-size-asian="28pt" style:font-size-complex="28pt"/>
    </style:style>
    <style:style style:name="PrimaSlide-outline3" style:family="presentation" style:parent-style-name="PrimaSlide-outline2">
      <style:paragraph-properties fo:margin-top="0cm" fo:margin-bottom="0.3cm"/>
      <style:text-properties fo:font-size="24pt" style:font-size-asian="24pt" style:font-size-complex="24pt"/>
    </style:style>
    <style:style style:name="PrimaSlide-outline4" style:family="presentation" style:parent-style-name="PrimaSlide-outline3">
      <style:paragraph-properties fo:margin-top="0cm" fo:margin-bottom="0.2cm"/>
      <style:text-properties fo:font-size="20pt" style:font-size-asian="20pt" style:font-size-complex="20pt"/>
    </style:style>
    <style:style style:name="PrimaSlide-outline5" style:family="presentation" style:parent-style-name="PrimaSlide-outline4">
      <style:paragraph-properties fo:margin-top="0cm" fo:margin-bottom="0.1cm"/>
      <style:text-properties fo:font-size="20pt" style:font-size-asian="20pt" style:font-size-complex="20pt"/>
    </style:style>
    <style:style style:name="PrimaSlide-outline6" style:family="presentation" style:parent-style-name="PrimaSlide-outline5">
      <style:paragraph-properties fo:margin-top="0cm" fo:margin-bottom="0.1cm"/>
      <style:text-properties fo:font-size="20pt" style:font-size-asian="20pt" style:font-size-complex="20pt"/>
    </style:style>
    <style:style style:name="PrimaSlide-outline7" style:family="presentation" style:parent-style-name="PrimaSlide-outline6">
      <style:paragraph-properties fo:margin-top="0cm" fo:margin-bottom="0.1cm"/>
      <style:text-properties fo:font-size="20pt" style:font-size-asian="20pt" style:font-size-complex="20pt"/>
    </style:style>
    <style:style style:name="PrimaSlide-outline8" style:family="presentation" style:parent-style-name="PrimaSlide-outline7">
      <style:paragraph-properties fo:margin-top="0cm" fo:margin-bottom="0.1cm"/>
      <style:text-properties fo:font-size="20pt" style:font-size-asian="20pt" style:font-size-complex="20pt"/>
    </style:style>
    <style:style style:name="PrimaSlide-outline9" style:family="presentation" style:parent-style-name="PrimaSlide-outline8">
      <style:paragraph-properties fo:margin-top="0cm" fo:margin-bottom="0.1cm"/>
      <style:text-properties fo:font-size="20pt" style:font-size-asian="20pt" style:font-size-complex="20pt"/>
    </style:style>
    <style:style style:name="PrimaSlide-subtitle" style:family="presentation">
      <style:graphic-properties draw:stroke="none" draw:fill="none" draw:textarea-vertical-align="middle">
        <text:list-style style:name="Prima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title" style:family="presentation">
      <style:graphic-properties draw:stroke="none" draw:fill="none" draw:textarea-vertical-align="middle">
        <text:list-style style:name="Prima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xygen-Sans3" fo:font-family="Oxygen-Sans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aSlide-title">
      <style:graphic-properties fo:min-height="15.963cm"/>
    </style:style>
    <style:style style:name="Mpr5" style:family="presentation" style:parent-style-name="Prima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ima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ima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imaSlide" style:page-layout-name="PM1" draw:style-name="Mdp1">
      <draw:frame presentation:style-name="Mpr4" draw:layer="backgroundobjects" svg:width="25.199cm" svg:height="15.963cm" svg:x="1.4cm" svg:y="0.837cm" presentation:class="title">
        <draw:text-box>
          <text:p>Fai clic per modificare il formato del testo del titolo</text:p>
        </draw:text-box>
      </draw:frame>
      <draw:frame presentation:style-name="PrimaSlide-outline1" draw:layer="backgroundobjects" svg:width="25.199cm" svg:height="1.893cm" svg:x="1.4cm" svg:y="17.1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imaSlide-title" draw:layer="backgroundobjects" svg:width="0.001cm" svg:height="0.001cm" svg:x="0cm" svg:y="2.257cm" presentation:class="page"/>
        <draw:frame presentation:style-name="Prima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16:41:07.037957351</meta:creation-date>
    <dc:date>2015-04-12T21:03:25.100999045</dc:date>
    <meta:editing-duration>PT36M4S</meta:editing-duration>
    <meta:editing-cycles>7</meta:editing-cycles>
    <meta:generator>lpOD Python 1.1.7</meta:generator>
    <meta:document-statistic meta:object-count="35"/>
  </office:meta>
</office:document-meta>
</file>